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 New" svg:font-family="'TH Sarabun New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officeooo:rsid="001666f9" officeooo:paragraph-rsid="001666f9" style:font-size-asian="16pt" style:font-name-complex="TH Sarabun New" style:font-size-complex="16pt"/>
    </style:style>
    <style:style style:name="P2" style:family="paragraph" style:parent-style-name="Standard">
      <style:text-properties style:font-name="TH Sarabun New" fo:font-size="16pt" officeooo:rsid="001666f9" officeooo:paragraph-rsid="0017c327" style:font-size-asian="16pt" style:font-name-complex="TH Sarabun New" style:font-size-complex="16pt"/>
    </style:style>
    <style:style style:name="P3" style:family="paragraph" style:parent-style-name="Standard" style:list-style-name="L1">
      <style:text-properties style:font-name="TH Sarabun New" fo:font-size="16pt" officeooo:rsid="001666f9" officeooo:paragraph-rsid="001807a0" style:font-size-asian="16pt" style:font-name-complex="TH Sarabun New" style:font-size-complex="16pt"/>
    </style:style>
    <style:style style:name="P4" style:family="paragraph" style:parent-style-name="Standard" style:list-style-name="L1">
      <style:text-properties style:font-name="TH Sarabun New" fo:font-size="16pt" officeooo:rsid="001666f9" officeooo:paragraph-rsid="001666f9" style:font-size-asian="16pt" style:font-name-complex="TH Sarabun New" style:font-size-complex="16pt"/>
    </style:style>
    <style:style style:name="P5" style:family="paragraph" style:parent-style-name="Standard" style:list-style-name="L1">
      <style:text-properties style:font-name="TH Sarabun New" fo:font-size="16pt" officeooo:rsid="001666f9" officeooo:paragraph-rsid="0017c327" style:font-size-asian="16pt" style:font-name-complex="TH Sarabun New" style:font-size-complex="16pt"/>
    </style:style>
    <style:style style:name="P6" style:family="paragraph" style:parent-style-name="Standard" style:list-style-name="L1">
      <style:text-properties style:font-name="TH Sarabun New" fo:font-size="16pt" officeooo:rsid="00199adf" officeooo:paragraph-rsid="00199adf" style:font-size-asian="16pt" style:font-name-complex="TH Sarabun New" style:font-size-complex="16pt"/>
    </style:style>
    <style:style style:name="P7" style:family="paragraph" style:parent-style-name="Standard">
      <style:text-properties style:font-name="TH Sarabun New" fo:font-size="16pt" officeooo:rsid="001a77a6" officeooo:paragraph-rsid="001a77a6" style:font-size-asian="16pt" style:font-name-complex="TH Sarabun New" style:font-size-complex="16pt"/>
    </style:style>
    <style:style style:name="T1" style:family="text">
      <style:text-properties officeooo:rsid="0017c327"/>
    </style:style>
    <style:style style:name="T2" style:family="text">
      <style:text-properties officeooo:rsid="001807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โครงการ LoveHotel</text:p>
      <text:p text:style-name="P1"/>
      <text:p text:style-name="P1">ประกอบด้วย</text:p>
      <text:list xml:id="list5875032497109527143" text:style-name="L1">
        <text:list-item>
          <text:p text:style-name="P3">ESP8266 Board <text:span text:style-name="T2">https://www.wemos.cc/</text:span></text:p>
        </text:list-item>
        <text:list-item>
          <text:p text:style-name="P4">Latching Relay</text:p>
        </text:list-item>
        <text:list-item>
          <text:p text:style-name="P5">mosquitto MQTT Server <text:span text:style-name="T1">https://mosquitto.org/</text:span></text:p>
        </text:list-item>
        <text:list-item>
          <text:p text:style-name="P6">https://github.com/mgdm/Mosquitto-PHP</text:p>
        </text:list-item>
        <text:list-item>
          <text:p text:style-name="P6">php5, php5-mysql </text:p>
        </text:list-item>
        <text:list-item>
          <text:p text:style-name="P6"/>
        </text:list-item>
      </text:list>
      <text:p text:style-name="P7"><text:a xlink:type="simple" xlink:href="http://blog.ithasu.org/2016/05/enabling-and-using-websockets-on-mosquitto/" text:style-name="Internet_20_link" text:visited-style-name="Visited_20_Internet_20_Link">http://blog.ithasu.org/2016/05/enabling-and-using-websockets-on-mosquitto/</text:a></text:p>
      <text:p text:style-name="P7">แต่ไม่ต้องใส่ listener 1833 ไม่ระบุแล้ว</text:p>
      <text:p text:style-name="P7"/>
      <text:p text:style-name="P7">มันอยู่นี่ <text:a xlink:type="simple" xlink:href="https://github.com/eclipse/paho.mqtt.javascript" text:style-name="Internet_20_link" text:visited-style-name="Visited_20_Internet_20_Link">https://github.com/eclipse/paho.mqtt.javascript</text:a></text:p>
      <text:p text:style-name="P7">เปลี่ยนชื่อแล้วด้วย ไม่มี mqttws</text:p>
      <text:p text:style-name="P7"/>
      <text:p text:style-name="P7"><text:a xlink:type="simple" xlink:href="https://github.com/alsm/freeboard-mqtt" text:style-name="Internet_20_link" text:visited-style-name="Visited_20_Internet_20_Link">https://github.com/alsm/freeboard-mqtt</text:a></text:p>
      <text:p text:style-name="P7">path ไม่ได้เป็นแบบ full path </text:p>
      <text:p text:style-name="P7"/>
      <text:p text:style-name="P7">ตัวอย่างนี้ ดี <text:a xlink:type="simple" xlink:href="https://primalcortex.wordpress.com/2015/02/25/setting-up-an-iot-frameworkdashboard-with-nodered-moscamosquitto-and-freeboard-io-dashboard/" text:style-name="Internet_20_link" text:visited-style-name="Visited_20_Internet_20_Link">https://primalcortex.wordpress.com/2015/02/25/setting-up-an-iot-frameworkdashboard-with-nodered-moscamosquitto-and-freeboard-io-dashboard/</text:a></text:p>
      <text:p text:style-name="P7"/>
      <text:p text:style-name="P7">วิธีลง nodejs http://thisdavej.com/beginners-guide-to-installing-node-js-on-a-raspberry-pi/</text:p>
      <text:p text:style-name="P7">npm install mqtt -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 New" svg:font-family="'TH Sarabun New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48:44.679000000</meta:creation-date>
    <dc:date>2017-08-01T21:39:10.001000000</dc:date>
    <meta:editing-duration>PT10M42S</meta:editing-duration>
    <meta:editing-cycles>6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17" meta:word-count="62" meta:character-count="682" meta:non-whitespace-character-count="656"/>
  </office:meta>
</office:document-meta>
</file>